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P2" style:family="paragraph" style:parent-style-name="Standard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" style:family="paragraph" style:parent-style-name="Standard">
      <style:paragraph-properties fo:margin-top="0in" fo:margin-bottom="0.139in" fo:line-height="115%"/>
      <style:text-properties style:font-name="Calibri"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in" fo:margin-bottom="0.139in" fo:line-height="115%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in" fo:margin-bottom="0.139in" fo:line-height="115%"/>
      <style:text-properties style:font-name="Calibri" fo:font-size="16pt" style:font-size-asian="16pt" style:font-size-complex="16pt"/>
    </style:style>
    <style:style style:name="P6" style:family="paragraph" style:parent-style-name="Standard">
      <style:paragraph-properties fo:margin-top="0in" fo:margin-bottom="0.139in" fo:line-height="115%"/>
    </style:style>
    <style:style style:name="P7" style:family="paragraph" style:parent-style-name="Standard">
      <style:paragraph-properties fo:margin-top="0in" fo:margin-bottom="0.139in" fo:line-height="115%" style:border-line-width-bottom="0.0008in 0.0138in 0.0008in" fo:padding="0.0291in" fo:border-left="none" fo:border-right="none" fo:border-top="none" fo:border-bottom="0.0154in double #000000" style:join-border="false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in" fo:margin-bottom="0.139in" fo:line-height="115%" fo:padding-left="0in" fo:padding-right="0in" fo:padding-top="0in" fo:padding-bottom="0.028in" fo:border-left="none" fo:border-right="none" fo:border-top="none" fo:border-bottom="0.0138in solid #000000"/>
      <style:text-properties style:font-name="Calibri" fo:font-size="16pt" fo:language="en" fo:country="none" style:font-size-asian="16pt" style:font-size-complex="16pt"/>
    </style:style>
    <style:style style:name="P9" style:family="paragraph" style:parent-style-name="Standard">
      <style:paragraph-properties fo:margin-top="0in" fo:margin-bottom="0.139in" fo:line-height="115%" fo:padding-left="0in" fo:padding-right="0in" fo:padding-top="0in" fo:padding-bottom="0.028in" fo:border-left="none" fo:border-right="none" fo:border-top="none" fo:border-bottom="0.0138in solid #000000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in" fo:margin-bottom="0.139in" fo:line-height="115%" fo:padding-left="0in" fo:padding-right="0in" fo:padding-top="0in" fo:padding-bottom="0.028in" fo:border-left="none" fo:border-right="none" fo:border-top="none" fo:border-bottom="0.0138in solid #000000"/>
      <style:text-properties style:font-name="Calibri" fo:font-size="16pt" fo:language="en" fo:country="none" style:text-underline-style="solid" style:text-underline-width="auto" style:text-underline-color="font-color" style:font-size-asian="16pt" style:font-size-complex="16pt"/>
    </style:style>
    <style:style style:name="P11" style:family="paragraph" style:parent-style-name="Standard">
      <style:paragraph-properties fo:margin-top="0in" fo:margin-bottom="0.139in" fo:line-height="115%" fo:padding="0.0291in" fo:border-left="none" fo:border-right="none" fo:border-top="none" fo:border-bottom="0.0138in solid #000000" style:join-border="false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in" fo:margin-bottom="0.139in" fo:line-height="115%" fo:padding="0.0291in" fo:border-left="none" fo:border-right="none" fo:border-top="none" fo:border-bottom="0.0138in solid #000000" style:join-border="false"/>
      <style:text-properties style:font-name="Calibri" fo:font-size="16pt" fo:language="en" fo:country="none" style:font-size-asian="16pt" style:font-size-complex="16pt"/>
    </style:style>
    <style:style style:name="P13" style:family="paragraph" style:parent-style-name="Standard">
      <style:text-properties style:font-name="Calibri" fo:font-size="16pt" style:font-size-asian="16pt" style:font-size-complex="16pt"/>
    </style:style>
    <style:style style:name="P14" style:family="paragraph" style:parent-style-name="Standard">
      <style:text-properties style:font-name="Calibri" fo:font-size="16pt" fo:language="en" fo:country="none" style:font-size-asian="16pt" style:font-size-complex="16pt"/>
    </style:style>
    <style:style style:name="P15" style:family="paragraph" style:parent-style-name="Standard">
      <style:paragraph-properties fo:line-height="150%"/>
      <style:text-properties fo:font-size="16pt" style:font-size-asian="16pt" style:font-size-complex="16pt"/>
    </style:style>
    <style:style style:name="P16" style:family="paragraph" style:parent-style-name="Standard">
      <style:text-properties fo:font-size="16pt" fo:language="en" fo:country="none" style:font-size-asian="16pt" style:font-size-complex="16pt"/>
    </style:style>
    <style:style style:name="P17" style:family="paragraph" style:parent-style-name="Standard">
      <style:paragraph-properties fo:margin-left="0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8" style:family="paragraph" style:parent-style-name="Standard">
      <style:paragraph-properties fo:margin-left="0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style:font-size-asian="16pt" style:font-size-complex="16pt"/>
    </style:style>
    <style:style style:name="P19" style:family="paragraph" style:parent-style-name="Standard">
      <style:paragraph-properties fo:padding="0.0291in" fo:border-left="none" fo:border-right="none" fo:border-top="none" fo:border-bottom="0.0138in solid #000000" style:join-border="false"/>
      <style:text-properties fo:font-size="16pt" fo:language="en" fo:country="none" style:font-size-asian="16pt" style:font-size-complex="16pt"/>
    </style:style>
    <style:style style:name="P20" style:family="paragraph" style:parent-style-name="Standard" style:list-style-name="WW8Num1">
      <style:paragraph-properties fo:margin-left="0.5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1" style:family="paragraph" style:parent-style-name="Standard" style:list-style-name="WW8Num1">
      <style:paragraph-properties fo:margin-left="0.5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style:font-size-asian="16pt" style:font-size-complex="16pt"/>
    </style:style>
    <style:style style:name="P22" style:family="paragraph" style:parent-style-name="Standard" style:list-style-name="WW8Num1">
      <style:paragraph-properties fo:margin-left="0.75in" fo:margin-right="0in" fo:margin-top="0in" fo:margin-bottom="0.139in" fo:line-height="115%" fo:text-indent="0in" style:auto-text-indent="false">
        <style:tab-stops>
          <style:tab-stop style:position="0.75in"/>
        </style:tab-stops>
      </style:paragraph-properties>
      <style:text-properties style:font-name="Calibri" fo:font-size="16pt" style:font-size-asian="16pt" style:font-size-complex="16pt"/>
    </style:style>
    <style:style style:name="P23" style:family="paragraph" style:parent-style-name="Standard" style:list-style-name="L1">
      <style:paragraph-properties fo:margin-top="0in" fo:margin-bottom="0.139in" fo:line-height="115%">
        <style:tab-stops>
          <style:tab-stop style:position="1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4" style:family="paragraph" style:parent-style-name="Standard" style:list-style-name="L2">
      <style:paragraph-properties fo:margin-top="0in" fo:margin-bottom="0.139in" fo:line-height="115%">
        <style:tab-stops>
          <style:tab-stop style:position="1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5" style:family="paragraph" style:parent-style-name="Standard" style:list-style-name="L3">
      <style:paragraph-properties fo:margin-top="0in" fo:margin-bottom="0.139in" fo:line-height="115%">
        <style:tab-stops>
          <style:tab-stop style:position="1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6" style:family="paragraph" style:parent-style-name="Standard" style:list-style-name="L4">
      <style:paragraph-properties fo:margin-top="0in" fo:margin-bottom="0.139in" fo:line-height="115%">
        <style:tab-stops>
          <style:tab-stop style:position="1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7" style:family="paragraph" style:parent-style-name="Standard" style:list-style-name="WW8Num1">
      <style:paragraph-properties fo:margin-top="0in" fo:margin-bottom="0.139in" fo:line-height="115%">
        <style:tab-stops>
          <style:tab-stop style:position="1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8" style:family="paragraph" style:parent-style-name="Standard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9" style:family="paragraph" style:parent-style-name="Standard" style:list-style-name="L5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0" style:family="paragraph" style:parent-style-name="Standard" style:list-style-name="L6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1" style:family="paragraph" style:parent-style-name="Standard" style:list-style-name="L7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2" style:family="paragraph" style:parent-style-name="Standard" style:list-style-name="L8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3" style:family="paragraph" style:parent-style-name="Standard" style:list-style-name="L9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4" style:family="paragraph" style:parent-style-name="Standard" style:list-style-name="L10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5" style:family="paragraph" style:parent-style-name="Standard" style:list-style-name="L11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6" style:family="paragraph" style:parent-style-name="Standard" style:list-style-name="L12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7" style:family="paragraph" style:parent-style-name="Standard" style:list-style-name="WW8Num1">
      <style:paragraph-properties fo:margin-left="1in" fo:margin-right="0in" fo:margin-top="0in" fo:margin-bottom="0.139in" fo:line-height="115%" fo:text-indent="0in" style:auto-text-indent="false">
        <style:tab-stops>
          <style:tab-stop style:position="1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T1" style:family="text">
      <style:text-properties style:use-window-font-color="true" style:font-name="Calibri" fo:font-size="16pt" fo:language="en" fo:country="none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fo:language="en" fo:country="none"/>
    </style:style>
    <style:style style:name="T3" style:family="text">
      <style:text-properties fo:language="en" fo:country="none" style:text-underline-style="none"/>
    </style:style>
    <style:style style:name="T4" style:family="text">
      <style:text-properties fo:language="en" fo:country="none" style:text-underline-style="solid" style:text-underline-width="auto" style:text-underline-color="font-color"/>
    </style:style>
    <style:style style:name="T5" style:family="text">
      <style:text-properties style:font-name="Calibri" fo:language="en" fo:country="none"/>
    </style:style>
    <style:style style:name="T6" style:family="text">
      <style:text-properties style:font-name="Calibri" fo:language="en" fo:country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Data Conversion of Data Transmission For Gigabit Ethernet <text:s/>(10GBASE-X):</text:p>
      <text:p text:style-name="P1"/>
      <text:p text:style-name="P1">Bit Conversion (Engineering Data Conversion) 10GBASE-X:</text:p>
      <text:list xml:id="list2260495050207266164" text:style-name="WW8Num1">
        <text:list-item>
          <text:p text:style-name="P20"><text:s text:c="3"/>9.3132 Gib/s = 9,536.7432 Mib/s = 9,765,625 Kib/s</text:p>
        </text:list-item>
      </text:list>
      <text:p text:style-name="P1">Byte Conversion (Modern Data Conversion) 10GBASE-X:</text:p>
      <text:list xml:id="list20731872" text:continue-numbering="true" text:style-name="WW8Num1">
        <text:list-item>
          <text:p text:style-name="P21"><text:s text:c="3"/>10 Gb/s = 10,000 Mb/s = 10,000,000 Kb/s</text:p>
        </text:list-item>
        <text:list-item>
          <text:p text:style-name="P21"><text:s text:c="3"/>1.25 GB/s = 1,250 MB/s = 1,250,000 KB/s</text:p>
        </text:list-item>
      </text:list>
      <text:p text:style-name="P13"/>
      <text:p text:style-name="P8"/>
      <text:p text:style-name="P4">Thunderbolt Standards Source:</text:p>
      <text:p text:style-name="P6"><text:a xlink:type="simple" xlink:href="https://en.wikipedia.org/wiki/List_of_interface_bit_rates" text:style-name="Internet_20_link" text:visited-style-name="Visited_20_Internet_20_Link"><text:span text:style-name="Internet_20_link"><text:span text:style-name="T1">https://en.wikipedia.org/wiki/List_of_interface_bit_rates</text:span></text:span></text:a></text:p>
      <text:p text:style-name="P9"/>
      <text:p text:style-name="P14"/>
      <text:p text:style-name="P14"/>
      <text:p text:style-name="P15"><text:span text:style-name="T6">Note:</text:span><text:span text:style-name="T5"> To date, no adapters with updated standards for USB have surpassed 2.5 Gigabit Ethernet adapters. However, there are Thunderbolt 3 adapters that support 10 Gigabit Ethernet adapters. These adapters will be displayed as a reference for future implementations.</text:span></text:p>
      <text:p text:style-name="P16"/>
      <text:p text:style-name="P16"/>
      <text:p text:style-name="P16"/>
      <text:p text:style-name="P16"/>
      <text:p text:style-name="P16"/>
      <text:p text:style-name="P19"><text:soft-page-break/></text:p>
      <text:p text:style-name="P16"/>
      <text:p text:style-name="P11">For Peripheral Only Thunderbolt Standard:</text:p>
      <text:p text:style-name="P3">Thunderbolt Standard:</text:p>
      <text:p text:style-name="P1">PC / Server &lt; - - - - - Thunderbolt <text:s/>- - - - - - &gt; 10 Gigabit Ethernet</text:p>
      <text:list xml:id="list20758434" text:continue-numbering="true" text:style-name="WW8Num1">
        <text:list-item>
          <text:p text:style-name="P20"><text:s text:c="3"/>Max Performance Data Transmission / Signaling Rate:</text:p>
        </text:list-item>
        <text:list-item>
          <text:p text:style-name="P22"><text:span text:style-name="T3"><text:s text:c="3"/></text:span><text:span text:style-name="T4">Thunderbolt Standard Limits</text:span></text:p>
        </text:list-item>
      </text:list>
      <text:list xml:id="list8804920002117734212" text:style-name="L1">
        <text:list-item>
          <text:list>
            <text:list-item>
              <text:list>
                <text:list-item>
                  <text:list>
                    <text:list-item>
                      <text:p text:style-name="P23">9.3132 Gib/s = 9,536.7432 Mib/s = 9,765,625 Kib/s</text:p>
                    </text:list-item>
                  </text:list>
                </text:list-item>
              </text:list>
            </text:list-item>
          </text:list>
        </text:list-item>
      </text:list>
      <text:list xml:id="list20753078" text:continue-list="list20758434" text:style-name="WW8Num1">
        <text:list-item>
          <text:p text:style-name="P37"><text:s text:c="3"/>10 Gb/s = 10,000 Mb/s = 10,000,000 Kb/s </text:p>
        </text:list-item>
        <text:list-item>
          <text:p text:style-name="P37"><text:s text:c="3"/>1.25 GB/s = 1,250 MB/s = 1,250,000 KB/s</text:p>
        </text:list-item>
        <text:list-item>
          <text:p text:style-name="P37"><text:s text:c="3"/>Max Speed Limt for Thunderbolt = 1,250 MB/s</text:p>
        </text:list-item>
        <text:list-item>
          <text:p text:style-name="P22"><text:span text:style-name="T3"><text:s text:c="3"/></text:span><text:span text:style-name="T4">10 Gigabit Ethernet Standard Limits</text:span></text:p>
        </text:list-item>
      </text:list>
      <text:list xml:id="list7794444613983418530" text:style-name="L2">
        <text:list-item>
          <text:list>
            <text:list-item>
              <text:list>
                <text:list-item>
                  <text:list>
                    <text:list-item>
                      <text:p text:style-name="P24">9.3132 Gib/s = 9,536.7432 Mib/s = 9,765,625 Kib/s</text:p>
                    </text:list-item>
                  </text:list>
                </text:list-item>
              </text:list>
            </text:list-item>
          </text:list>
        </text:list-item>
      </text:list>
      <text:list xml:id="list3712759777080118174" text:style-name="L3">
        <text:list-item>
          <text:list>
            <text:list-item>
              <text:list>
                <text:list-item>
                  <text:list>
                    <text:list-item>
                      <text:p text:style-name="P25">10 Gb/s = 10,000 Mb/s = 10,240,000 Kb/s</text:p>
                    </text:list-item>
                  </text:list>
                </text:list-item>
              </text:list>
            </text:list-item>
          </text:list>
        </text:list-item>
      </text:list>
      <text:list xml:id="list7112998758999893176" text:style-name="L4">
        <text:list-item>
          <text:list>
            <text:list-item>
              <text:list>
                <text:list-item>
                  <text:list>
                    <text:list-item>
                      <text:p text:style-name="P26">1.25 GB/s = 1,250 MB/s = 1,250,000 KB/s</text:p>
                    </text:list-item>
                  </text:list>
                </text:list-item>
              </text:list>
            </text:list-item>
          </text:list>
        </text:list-item>
      </text:list>
      <text:list xml:id="list20725861" text:continue-list="list20753078" text:style-name="WW8Num1">
        <text:list-item>
          <text:p text:style-name="P37"><text:s text:c="3"/>Max Speed Limit 10 Gigabit Ethernet = 1,250 MB/s</text:p>
        </text:list-item>
      </text:list>
      <text:p text:style-name="P5"><text:span text:style-name="T2">Bottleneck in Data Transmission / Signaling Rate: </text:span><text:span text:style-name="T4">No Bottleneck</text:span></text:p>
      <text:list xml:id="list5115160650059312370" text:style-name="L5">
        <text:list-item>
          <text:p text:style-name="P29">Due to the fact that the maximum speed will be 1,250 MB/s for 10 Gigabit Ethernet and Thunderbolt, both reaching the theoretical maximum limit. </text:p>
        </text:list-item>
        <text:list-item>
          <text:p text:style-name="P29">It will leave 0 MB/s not being used to the maximum limit for Thunderbolt Standard and will not bottleneck due to the interface. </text:p>
        </text:list-item>
      </text:list>
      <text:p text:style-name="P9"><text:soft-page-break/></text:p>
      <text:p text:style-name="P3">Thunderbolt 2 Standard:</text:p>
      <text:p text:style-name="P1">PC / Server &lt; - - - - - Thunderbolt 2 - - - - - - &gt; 10 Gigabit Ethernet</text:p>
      <text:list xml:id="list20742341" text:continue-list="list20725861" text:style-name="WW8Num1">
        <text:list-item>
          <text:p text:style-name="P20"><text:s text:c="3"/>Max Performance Data Transmission / Signaling Rate:</text:p>
        </text:list-item>
        <text:list-item>
          <text:p text:style-name="P22"><text:span text:style-name="T3"><text:s text:c="3"/></text:span><text:span text:style-name="T4">Thunderbolt 2 Standard Limits</text:span></text:p>
        </text:list-item>
        <text:list-item>
          <text:p text:style-name="P37"><text:s text:c="3"/>18.6265 Gib/s = 19,073.4863 Mib/s = 19,531,250 Kib/s</text:p>
        </text:list-item>
        <text:list-item>
          <text:p text:style-name="P37"><text:s text:c="3"/>20 Gb/s = 20,000 Mb/s = 20,000,000 Kb/s </text:p>
        </text:list-item>
        <text:list-item>
          <text:p text:style-name="P37"><text:s text:c="3"/>2.5 GB/s = 2,500 MB/s = 2,500,000 KB/s</text:p>
        </text:list-item>
        <text:list-item>
          <text:p text:style-name="P37"><text:s text:c="3"/>Max Speed Limt for Thunderbolt 2 = 2,500 MB/s</text:p>
        </text:list-item>
        <text:list-item>
          <text:p text:style-name="P22"><text:span text:style-name="T3"><text:s text:c="3"/></text:span><text:span text:style-name="T4">10 Gigabit Ethernet Standard Limits</text:span></text:p>
        </text:list-item>
        <text:list-item>
          <text:p text:style-name="P37"><text:s text:c="3"/>9.3132 Gib/s = 9,536.7432 Mib/s = 9,765,625 Kib/s</text:p>
        </text:list-item>
        <text:list-item>
          <text:p text:style-name="P37"><text:s text:c="3"/>10 Gb/s = 10,000 Mb/s = 10,000,000 Kb/s</text:p>
        </text:list-item>
        <text:list-item>
          <text:p text:style-name="P37"><text:s text:c="3"/>1.25 GB/s = 1,250 MB/s = 1,250,000 KB/s</text:p>
        </text:list-item>
        <text:list-item>
          <text:p text:style-name="P37"><text:s text:c="3"/>Max Speed Limit 10 Gigabit Ethernet = 1,250 MB/s</text:p>
        </text:list-item>
      </text:list>
      <text:p text:style-name="P5"><text:span text:style-name="T2">Bottleneck in Data Transmission / Signaling Rate: </text:span><text:span text:style-name="T4">10 Gigabit Ethernet Standard</text:span></text:p>
      <text:list xml:id="list5533754904582092994" text:style-name="L6">
        <text:list-item>
          <text:p text:style-name="P30">Due to the fact that the maximum speed will be 1,250 MB/s for 10 Gigabit Ethernet, compared to Thunderbolt 2 being 2,500 MB/s.</text:p>
        </text:list-item>
        <text:list-item>
          <text:p text:style-name="P30">It will leave 1,250 MB/s not being used to the maximum limit for Thunderbolt 2 Standard.</text:p>
        </text:list-item>
      </text:list>
      <text:p text:style-name="P9"/>
      <text:p text:style-name="P3"><text:soft-page-break/>Thunderbolt 3 two links Standard:</text:p>
      <text:p text:style-name="P1">PC / Server &lt; - - - - - Thunderbolt 3 - - - - - - &gt; 10 Gigabit Ethernet</text:p>
      <text:list xml:id="list20736210" text:continue-list="list20742341" text:style-name="WW8Num1">
        <text:list-item>
          <text:p text:style-name="P20"><text:s text:c="3"/>Max Performance Data Transmission / Signaling Rate:</text:p>
        </text:list-item>
        <text:list-item>
          <text:p text:style-name="P22"><text:span text:style-name="T3"><text:s text:c="3"/></text:span><text:span text:style-name="T4">Thunderbolt 3 Standard Limits</text:span></text:p>
        </text:list-item>
        <text:list-item>
          <text:p text:style-name="P37"><text:s text:c="3"/>37.2529 Gib/s = 38,146.9727 Mib/s = 39,062,500 Kib/s</text:p>
        </text:list-item>
        <text:list-item>
          <text:p text:style-name="P37"><text:s text:c="3"/>40 Gb/s = 40,000 Mb/s = 40,000,000 Kb/s </text:p>
        </text:list-item>
        <text:list-item>
          <text:p text:style-name="P37"><text:s text:c="3"/>5 GB/s = 5,000 MB/s = 5,000,000 KB/s</text:p>
        </text:list-item>
        <text:list-item>
          <text:p text:style-name="P37"><text:s text:c="3"/>Max Speed Limt for Thunderbolt 3 = 5,000 MB/s </text:p>
        </text:list-item>
        <text:list-item>
          <text:p text:style-name="P22"><text:span text:style-name="T3"><text:s text:c="3"/></text:span><text:span text:style-name="T4">10 Gigabit Ethernet Standard Limits</text:span></text:p>
        </text:list-item>
        <text:list-item>
          <text:p text:style-name="P37"><text:s text:c="3"/>9.3132 Gib/s = 9,536.7432 Mib/s = 9,765,625 Kib/s</text:p>
        </text:list-item>
        <text:list-item>
          <text:p text:style-name="P37"><text:s text:c="3"/>10 Gb/s = 10,000 Mb/s = 10,000,000 Kb/s</text:p>
        </text:list-item>
        <text:list-item>
          <text:p text:style-name="P37"><text:s text:c="3"/>1.25 GB/s = 1,250 MB/s = 1,250,000 KB/s</text:p>
        </text:list-item>
        <text:list-item>
          <text:p text:style-name="P37"><text:s text:c="3"/>Max Speed Limit 10 Gigabit Ethernet = 1,250 MB/s</text:p>
        </text:list-item>
      </text:list>
      <text:p text:style-name="P5"><text:span text:style-name="T2">Bottleneck in Data Transmission / Signaling Rate: </text:span><text:span text:style-name="T4">10 Gigabit Ethernet Standard</text:span></text:p>
      <text:list xml:id="list845725017896766847" text:style-name="L7">
        <text:list-item>
          <text:p text:style-name="P31">Due to the fact that the maximum speed will be 1,250 MB/s for 10 Gigabit Ethernet, compared to Thunderbolt 3 being 5,000 MB/s.</text:p>
        </text:list-item>
        <text:list-item>
          <text:p text:style-name="P31">It will leave 3,750 MB/s not being used to the maximum limit for Thunderbolt 3 Standard.</text:p>
        </text:list-item>
      </text:list>
      <text:p text:style-name="P17"/>
      <text:p text:style-name="P9"/>
      <text:p text:style-name="P3"><text:soft-page-break/>Thunderbolt 4 Standard:</text:p>
      <text:p text:style-name="P1">PC / Server &lt; - - - - - Thunderbolt 4 - - - - - - &gt; 10 Gigabit Ethernet</text:p>
      <text:list xml:id="list20737253" text:continue-list="list20736210" text:style-name="WW8Num1">
        <text:list-item>
          <text:p text:style-name="P20"><text:s text:c="3"/>Max Performance Data Transmission / Signaling Rate:</text:p>
        </text:list-item>
        <text:list-item>
          <text:p text:style-name="P22"><text:span text:style-name="T3"><text:s text:c="3"/></text:span><text:span text:style-name="T4">Thunderbolt 4 Standard Limits</text:span></text:p>
        </text:list-item>
        <text:list-item>
          <text:p text:style-name="P37"><text:s text:c="3"/>37.2529 Gib/s = 38,146.9727 Mib/s = 39,062,500 Kib/s</text:p>
        </text:list-item>
        <text:list-item>
          <text:p text:style-name="P37"><text:s text:c="3"/>40 Gb/s = 40,000 Mb/s = 40,000,000 Kb/s </text:p>
          <text:list>
            <text:list-item>
              <text:list>
                <text:list-item>
                  <text:list>
                    <text:list-item>
                      <text:p text:style-name="P27"><text:s/>5 GB/s = 5,000 MB/s = 5,000,000 KB/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<text:s text:c="3"/>Max Speed Limt for Thunderbolt 4 = 5,000 MB/s </text:p>
        </text:list-item>
        <text:list-item>
          <text:p text:style-name="P22"><text:span text:style-name="T3"><text:s text:c="3"/></text:span><text:span text:style-name="T4">10 Gigabit Ethernet Standard Limits</text:span></text:p>
        </text:list-item>
        <text:list-item>
          <text:p text:style-name="P37"><text:s text:c="3"/>9.3132 Gib/s = 9,536.7432 Mib/s = 9,765,625 Kib/s</text:p>
        </text:list-item>
        <text:list-item>
          <text:p text:style-name="P37"><text:s text:c="3"/>10 Gb/s = 10,000 Mb/s = 10,000,000 Kb/s</text:p>
        </text:list-item>
        <text:list-item>
          <text:p text:style-name="P37"><text:s text:c="3"/>1.25 GB/s = 1,250 MB/s = 1,250,000 KB/s</text:p>
        </text:list-item>
        <text:list-item>
          <text:p text:style-name="P37"><text:s text:c="3"/>Max Speed Limit 10 Gigabit Ethernet = 1,250 MB/s</text:p>
        </text:list-item>
      </text:list>
      <text:p text:style-name="P5"><text:span text:style-name="T2">Bottleneck in Data Transmission / Signaling Rate: </text:span><text:span text:style-name="T4">10 Gigabit Ethernet Standard</text:span></text:p>
      <text:list xml:id="list1162962450646700537" text:style-name="L8">
        <text:list-item>
          <text:p text:style-name="P32">Due to the fact that the maximum speed will be 1,250 MB/s for 10 Gigabit Ethernet, compared to Thunderbolt 4 being 5,000 MB/s.</text:p>
        </text:list-item>
        <text:list-item>
          <text:p text:style-name="P32">It will leave 3,750 MB/s not being used to the maximum limit for Thunderbolt 4 Standard.</text:p>
        </text:list-item>
      </text:list>
      <text:p text:style-name="P2"/>
      <text:p text:style-name="P2"/>
      <text:p text:style-name="P8"><text:soft-page-break/></text:p>
      <text:p text:style-name="P3">Thunderbolt 5 Standard:</text:p>
      <text:p text:style-name="P1">PC / Server &lt; - - - - - Thunderbolt 5 - - - - - - &gt; 10 Gigabit Ethernet</text:p>
      <text:list xml:id="list20727048" text:continue-list="list20737253" text:style-name="WW8Num1">
        <text:list-item>
          <text:p text:style-name="P20"><text:s text:c="3"/>Max Performance Data Transmission / Signaling Rate:</text:p>
        </text:list-item>
        <text:list-item>
          <text:p text:style-name="P22"><text:span text:style-name="T3"><text:s text:c="3"/></text:span><text:span text:style-name="T4">Thunderbolt 5 Standard Limits</text:span></text:p>
        </text:list-item>
        <text:list-item>
          <text:p text:style-name="P37"><text:s text:c="3"/>74.5058 Gib/s = 76,293.9453 Mib/s = 78,125,000 Kib/s</text:p>
        </text:list-item>
        <text:list-item>
          <text:p text:style-name="P37"><text:s text:c="3"/>80 Gb/s = 80,000 Mb/s = 80,000,000 Kb/s </text:p>
        </text:list-item>
        <text:list-item>
          <text:p text:style-name="P37"><text:s text:c="3"/>10 GB/s = 10,000 MB/s = 10,000,000 KB/s</text:p>
        </text:list-item>
        <text:list-item>
          <text:p text:style-name="P37"><text:s text:c="3"/>Max Speed Limt for Thunderbolt 5 = 10,000 MB/s </text:p>
        </text:list-item>
        <text:list-item>
          <text:p text:style-name="P22"><text:span text:style-name="T3"><text:s text:c="3"/></text:span><text:span text:style-name="T4">10 Gigabit Ethernet Standard Limits</text:span></text:p>
        </text:list-item>
        <text:list-item>
          <text:p text:style-name="P37"><text:s text:c="3"/>9.3132 Gib/s = 9,536.7432 Mib/s = 9,765,625 Kib/s</text:p>
        </text:list-item>
        <text:list-item>
          <text:p text:style-name="P37"><text:s text:c="3"/>10 Gb/s = 10,000 Mb/s = 10,000,000 Kb/s</text:p>
        </text:list-item>
        <text:list-item>
          <text:p text:style-name="P37"><text:s text:c="3"/>1.25 GB/s = 1,250 MB/s = 1,250,000 KB/s</text:p>
        </text:list-item>
        <text:list-item>
          <text:p text:style-name="P37"><text:s text:c="3"/>Max Speed Limit 10 Gigabit Ethernet = 1,250 MB/s</text:p>
        </text:list-item>
      </text:list>
      <text:p text:style-name="P5"><text:span text:style-name="T2">Bottleneck in Data Transmission / Signaling Rate: </text:span><text:span text:style-name="T4">10 Gigabit Ethernet Standard</text:span></text:p>
      <text:list xml:id="list6746408284255466531" text:style-name="L9">
        <text:list-item>
          <text:p text:style-name="P33">Due to the fact that the maximum speed will be 1,250 MB/s for 10 Gigabit Ethernet, compared to Thunderbolt 5 being 10,000 MB/s.</text:p>
        </text:list-item>
        <text:list-item>
          <text:p text:style-name="P33">It will leave 8,750 MB/s not being used to the maximum limit for Thunderbolt 5 Standard.</text:p>
        </text:list-item>
      </text:list>
      <text:p text:style-name="P18"/>
      <text:p text:style-name="P12"><text:soft-page-break/></text:p>
      <text:p text:style-name="P11">Digital video interconnects for Thunderbolt Standard:</text:p>
      <text:p text:style-name="P3">Thunderbolt Standard:</text:p>
      <text:p text:style-name="P1">PC / Server &lt; - - - - - Thunderbolt <text:s/>- - - - - - &gt; 10 Gigabit Ethernet</text:p>
      <text:list xml:id="list20743361" text:continue-list="list20727048" text:style-name="WW8Num1">
        <text:list-item>
          <text:p text:style-name="P20"><text:s text:c="3"/>Max Performance Data Transmission / Signaling Rate:</text:p>
        </text:list-item>
        <text:list-item>
          <text:p text:style-name="P22"><text:span text:style-name="T3"><text:s text:c="3"/></text:span><text:span text:style-name="T4">Thunderbolt Standard Limits</text:span></text:p>
        </text:list-item>
        <text:list-item>
          <text:p text:style-name="P37"><text:s text:c="3"/>9.3132 Gib/s = 9,536.7432 Mib/s = 9,765,625 Kib/s</text:p>
        </text:list-item>
        <text:list-item>
          <text:p text:style-name="P37"><text:s text:c="3"/>10 Gb/s = 10,000 Mb/s = 10,000,000 Kb/s </text:p>
        </text:list-item>
        <text:list-item>
          <text:p text:style-name="P37"><text:s text:c="3"/>1.25 GB/s = 1,250 MB/s = 1,250,000 KB/s</text:p>
        </text:list-item>
        <text:list-item>
          <text:p text:style-name="P37"><text:s text:c="3"/>Max Speed Limt for Thunderbolt = 1,250 MB/s</text:p>
        </text:list-item>
        <text:list-item>
          <text:p text:style-name="P22"><text:span text:style-name="T3"><text:s text:c="3"/></text:span><text:span text:style-name="T4">10 Gigabit Ethernet Standard Limits</text:span></text:p>
        </text:list-item>
        <text:list-item>
          <text:p text:style-name="P37"><text:s text:c="3"/>9.3132 Gib/s = 9,536.7432 Mib/s = 9,765,625 Kib/s</text:p>
        </text:list-item>
        <text:list-item>
          <text:p text:style-name="P37"><text:s text:c="3"/>10 Gbps = 10,000 Mb/s = 10,000,000 Kb/s</text:p>
        </text:list-item>
        <text:list-item>
          <text:p text:style-name="P37"><text:s text:c="3"/>1.25 GB/s = 1,250 MB/s = 1,250,000 KB/s</text:p>
        </text:list-item>
        <text:list-item>
          <text:p text:style-name="P37"><text:s text:c="3"/>Max Speed Limit 10 Gigabit Ethernet = 1,250 MB/s</text:p>
        </text:list-item>
      </text:list>
      <text:p text:style-name="P5"><text:span text:style-name="T2">Bottleneck in Data Transmission / Signaling Rate: </text:span><text:span text:style-name="T4">No Bottleneck</text:span></text:p>
      <text:list xml:id="list3071785481109366235" text:style-name="L10">
        <text:list-item>
          <text:p text:style-name="P34">Due to the fact that the maximum speed will be 1,250 MB/s for 10 Gigabit Ethernet and Thunderbolt, both reaching the theoretical maximum limit. </text:p>
        </text:list-item>
        <text:list-item>
          <text:p text:style-name="P34">It will leave 0 MB/s not being used to the maximum limit for Thunderbolt Standard and will not bottleneck due to the interface. </text:p>
        </text:list-item>
      </text:list>
      <text:p text:style-name="P10"><text:soft-page-break/></text:p>
      <text:p text:style-name="P3">Thunderbolt 2 Standard:</text:p>
      <text:p text:style-name="P1">PC / Server &lt; - - - - - Thunderbolt 2 - - - - - - &gt; 10 Gigabit Ethernet</text:p>
      <text:list xml:id="list20729262" text:continue-list="list20743361" text:style-name="WW8Num1">
        <text:list-item>
          <text:p text:style-name="P20"><text:s text:c="3"/>Max Performance Data Transmission / Signaling Rate:</text:p>
        </text:list-item>
        <text:list-item>
          <text:p text:style-name="P22"><text:span text:style-name="T3"><text:s text:c="2"/></text:span><text:span text:style-name="T4">Thunderbolt 2 Standard Limits</text:span></text:p>
        </text:list-item>
        <text:list-item>
          <text:p text:style-name="P37"><text:s text:c="3"/>18.6265 Gib/s = 19,073.4863 Mib/s = 19,531,250 Kib/s</text:p>
        </text:list-item>
        <text:list-item>
          <text:p text:style-name="P37"><text:s text:c="3"/>20 Gb/s = 20,000 Mb/s = 20,000,000 Kb/s </text:p>
        </text:list-item>
        <text:list-item>
          <text:p text:style-name="P37"><text:s text:c="3"/>2.5 GB/s = 2,500 MB/s = 2,500,000 KB/s</text:p>
        </text:list-item>
        <text:list-item>
          <text:p text:style-name="P37"><text:s text:c="3"/>Max Speed Limt for Thunderbolt 2 = 2,500 MB/s</text:p>
        </text:list-item>
        <text:list-item>
          <text:p text:style-name="P22"><text:span text:style-name="T3"><text:s text:c="3"/></text:span><text:span text:style-name="T4">10 Gigabit Ethernet Standard Limits</text:span></text:p>
        </text:list-item>
        <text:list-item>
          <text:p text:style-name="P37"><text:s text:c="3"/>9.3132 Gib/s = 9,536.7432 Mib/s = 9,765,625 Kib/s</text:p>
        </text:list-item>
        <text:list-item>
          <text:p text:style-name="P37"><text:s text:c="3"/>10 Gb/s = 10,000 Mb/s = 10,000,000 Kb/s</text:p>
        </text:list-item>
        <text:list-item>
          <text:p text:style-name="P37"><text:s text:c="3"/>1.25 GB/s = 1,250 MB/s = 1,250,000 KB/s</text:p>
        </text:list-item>
        <text:list-item>
          <text:p text:style-name="P37"><text:s text:c="3"/>Max Speed Limit 10 Gigabit Ethernet = 1,250 MB/s</text:p>
        </text:list-item>
      </text:list>
      <text:p text:style-name="P5"><text:span text:style-name="T2">Bottleneck in Data Transmission / Signaling Rate: </text:span><text:span text:style-name="T4">10 Gigabit Ethernet Standard</text:span></text:p>
      <text:list xml:id="list6968225044225156755" text:style-name="L11">
        <text:list-item>
          <text:p text:style-name="P35">Due to the fact that the maximum speed will be 1,250 MB/s for 10 Gigabit Ethernet, compared to Thunderbolt 2 being 2,500 MB/s.</text:p>
        </text:list-item>
        <text:list-item>
          <text:p text:style-name="P35">It will leave 1,250 MB/s not being used to the maximum limit for Thunderbolt 2 Standard.</text:p>
        </text:list-item>
      </text:list>
      <text:p text:style-name="P2"/>
      <text:p text:style-name="P9"><text:soft-page-break/></text:p>
      <text:p text:style-name="P3">Thunderbolt 3 Standard:</text:p>
      <text:p text:style-name="P1">PC / Server &lt; - - - - - Thunderbolt 3 - - - - - - &gt; 10 Gigabit Ethernet</text:p>
      <text:list xml:id="list20740435" text:continue-list="list20729262" text:style-name="WW8Num1">
        <text:list-item>
          <text:p text:style-name="P20"><text:s text:c="3"/>Max Performance Data Transmission / Signaling Rate:</text:p>
        </text:list-item>
        <text:list-item>
          <text:p text:style-name="P22"><text:span text:style-name="T3"><text:s text:c="3"/></text:span><text:span text:style-name="T4">Thunderbolt 3 Standard Limits</text:span></text:p>
        </text:list-item>
        <text:list-item>
          <text:p text:style-name="P37"><text:s text:c="3"/>37.2529 Gib/s = 38,146.9727 Mib/s = 39,062,500 Kib/s</text:p>
        </text:list-item>
        <text:list-item>
          <text:p text:style-name="P37"><text:s text:c="3"/>40 Gb/s = 40,000 Mb/s = 40,000,000 Kb/s </text:p>
        </text:list-item>
        <text:list-item>
          <text:p text:style-name="P37"><text:s text:c="3"/>5 GB/s = 5,000 MB/s = 5,000,000 KB/s</text:p>
        </text:list-item>
        <text:list-item>
          <text:p text:style-name="P37"><text:s text:c="3"/>Max Speed Limt for Thunderbolt 3 = 5,000 MB/s </text:p>
        </text:list-item>
        <text:list-item>
          <text:p text:style-name="P22"><text:span text:style-name="T3"><text:s text:c="3"/></text:span><text:span text:style-name="T4">10 Gigabit Ethernet Standard Limits</text:span></text:p>
        </text:list-item>
        <text:list-item>
          <text:p text:style-name="P37"><text:s text:c="3"/>9.3132 Gib/s = 9,536.7432 Mib/s = 9,765,625 Kib/s</text:p>
        </text:list-item>
        <text:list-item>
          <text:p text:style-name="P37"><text:s text:c="3"/>10 Gb/s = 10,000 Mb/s = 10,000,000 Kb/s</text:p>
        </text:list-item>
        <text:list-item>
          <text:p text:style-name="P37"><text:s text:c="3"/>1.25 GB/s = 1,250 MB/s = 1,250,000 KB/s</text:p>
        </text:list-item>
        <text:list-item>
          <text:p text:style-name="P37"><text:s text:c="3"/>Max Speed Limit 10 Gigabit Ethernet = 1,250 MB/s</text:p>
        </text:list-item>
      </text:list>
      <text:p text:style-name="P5"><text:span text:style-name="T2">Bottleneck in Data Transmission / Signaling Rate: </text:span><text:span text:style-name="T4">10 Gigabit Ethernet Standard</text:span></text:p>
      <text:list xml:id="list147923724325301552" text:style-name="L12">
        <text:list-item>
          <text:p text:style-name="P36">Due to the fact that the maximum speed will be 1,250 MB/s for 10 Gigabit Ethernet, compared to Thunderbolt 3 being 5,000 MB/s.</text:p>
        </text:list-item>
        <text:list-item>
          <text:p text:style-name="P36">It will leave 3,750 MB/s not being used to the maximum limit for Thunderbolt 3 Standa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style:font-name="Symbol" fo:language="en" fo:country="none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prefix="·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ne None</meta:initial-creator>
    <meta:creation-date>2024-03-03T00:59:09.91</meta:creation-date>
    <dc:date>2025-03-04T00:47:55.39</dc:date>
    <dc:creator>Test Test</dc:creator>
    <meta:editing-duration>PT2H47M18S</meta:editing-duration>
    <meta:editing-cycles>50</meta:editing-cycles>
    <meta:generator>OpenOffice/4.1.15$Win32 OpenOffice.org_project/4115m2$Build-9813</meta:generator>
    <meta:document-statistic meta:table-count="0" meta:image-count="0" meta:object-count="0" meta:page-count="9" meta:paragraph-count="139" meta:word-count="1460" meta:character-count="8000"/>
  </office:meta>
</office:document-meta>
</file>